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rsid="0007528b" officeooo:paragraph-rsid="0007528b"/>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07528b" officeooo:paragraph-rsid="0007528b"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text-underline-style="none" officeooo:rsid="0007528b" officeooo:paragraph-rsid="0007528b"/>
    </style:style>
    <style:style style:name="P4" style:family="paragraph" style:parent-style-name="Standard">
      <style:paragraph-properties fo:text-align="start" style:justify-single-word="false"/>
      <style:text-properties style:text-underline-style="none" officeooo:rsid="0033f520" officeooo:paragraph-rsid="0033f520"/>
    </style:style>
    <style:style style:name="P5" style:family="paragraph" style:parent-style-name="Standard">
      <style:paragraph-properties fo:text-align="start" style:justify-single-word="false"/>
      <style:text-properties style:text-underline-style="none" officeooo:rsid="0007528b" officeooo:paragraph-rsid="0033f520"/>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cdca9" officeooo:paragraph-rsid="000cdca9" style:font-weight-asian="bold" style:font-weight-complex="bold"/>
    </style:style>
    <style:style style:name="P7" style:family="paragraph" style:parent-style-name="Standard">
      <style:paragraph-properties fo:text-align="start" style:justify-single-word="false"/>
      <style:text-properties style:text-underline-style="none" officeooo:rsid="000cdca9" officeooo:paragraph-rsid="000cdca9"/>
    </style:style>
    <style:style style:name="P8" style:family="paragraph" style:parent-style-name="Standard">
      <style:paragraph-properties fo:text-align="start" style:justify-single-word="false"/>
      <style:text-properties style:text-underline-style="none" officeooo:rsid="000cdca9" officeooo:paragraph-rsid="0024c482"/>
    </style:style>
    <style:style style:name="P9" style:family="paragraph" style:parent-style-name="Standard">
      <style:paragraph-properties fo:text-align="start" style:justify-single-word="false"/>
      <style:text-properties style:text-underline-style="none" officeooo:rsid="000f1d15" officeooo:paragraph-rsid="000f1d15"/>
    </style:style>
    <style:style style:name="P10" style:family="paragraph" style:parent-style-name="Standard">
      <style:paragraph-properties fo:text-align="start" style:justify-single-word="false"/>
      <style:text-properties style:text-underline-style="none" officeooo:rsid="001442e0" officeooo:paragraph-rsid="001442e0"/>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f1d15" officeooo:paragraph-rsid="000f1d15" style:font-weight-asian="bold" style:font-weight-complex="bold"/>
    </style:style>
    <style:style style:name="P12" style:family="paragraph" style:parent-style-name="Standard">
      <style:paragraph-properties fo:text-align="start" style:justify-single-word="false"/>
      <style:text-properties style:text-underline-style="none" officeooo:rsid="0013c119" officeooo:paragraph-rsid="0013c119"/>
    </style:style>
    <style:style style:name="P13" style:family="paragraph" style:parent-style-name="Standard">
      <style:paragraph-properties fo:text-align="start" style:justify-single-word="false"/>
      <style:text-properties style:text-underline-style="none" officeooo:rsid="001645b4" officeooo:paragraph-rsid="001645b4"/>
    </style:style>
    <style:style style:name="P14" style:family="paragraph" style:parent-style-name="Standard">
      <style:paragraph-properties fo:text-align="start" style:justify-single-word="false"/>
      <style:text-properties style:text-underline-style="none" officeooo:rsid="0030d608" officeooo:paragraph-rsid="0030d608"/>
    </style:style>
    <style:style style:name="P15" style:family="paragraph" style:parent-style-name="Standard">
      <style:paragraph-properties fo:text-align="start" style:justify-single-word="false"/>
      <style:text-properties style:text-underline-style="none" officeooo:rsid="0031f820" officeooo:paragraph-rsid="0031f820"/>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0f1d15" officeooo:paragraph-rsid="00369856" style:font-weight-asian="bold" style:font-weight-complex="bold"/>
    </style:style>
    <style:style style:name="P17" style:family="paragraph" style:parent-style-name="Standard">
      <style:paragraph-properties fo:text-align="start" style:justify-single-word="false"/>
      <style:text-properties style:text-underline-style="none" officeooo:rsid="000f1d15" officeooo:paragraph-rsid="00369856"/>
    </style:style>
    <style:style style:name="P18" style:family="paragraph" style:parent-style-name="Standard">
      <style:paragraph-properties fo:text-align="start" style:justify-single-word="false"/>
      <style:text-properties fo:font-size="12pt" style:text-underline-style="none" fo:font-weight="normal" officeooo:rsid="0011a3d3" officeooo:paragraph-rsid="0011a3d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2f77e" officeooo:paragraph-rsid="0034a97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2f77e" officeooo:paragraph-rsid="003577c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1a3d3" officeooo:paragraph-rsid="0034a97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c119" officeooo:paragraph-rsid="0013c119"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text-underline-style="none" officeooo:rsid="000f1d15" officeooo:paragraph-rsid="0019e9d5"/>
    </style:style>
    <style:style style:name="P24" style:family="paragraph" style:parent-style-name="Standard">
      <style:paragraph-properties fo:text-align="start" style:justify-single-word="false"/>
      <style:text-properties style:text-underline-style="none" officeooo:rsid="00254c48" officeooo:paragraph-rsid="00254c48"/>
    </style:style>
    <style:style style:name="P25" style:family="paragraph" style:parent-style-name="Standard">
      <style:paragraph-properties fo:text-align="start" style:justify-single-word="false"/>
      <style:text-properties style:text-underline-style="none" officeooo:rsid="0015522c" officeooo:paragraph-rsid="0015522c"/>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15522c" officeooo:paragraph-rsid="0015522c" style:font-weight-asian="bold" style:font-weight-complex="bold"/>
    </style:style>
    <style:style style:name="P27" style:family="paragraph" style:parent-style-name="Standard">
      <style:paragraph-properties fo:text-align="start" style:justify-single-word="false"/>
      <style:text-properties style:text-underline-style="none" officeooo:rsid="0019efb3" officeooo:paragraph-rsid="0019efb3"/>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19efb3" officeooo:paragraph-rsid="0019efb3" style:font-weight-asian="bold"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bold" officeooo:rsid="0019efb3" officeooo:paragraph-rsid="00369856" style:font-weight-asian="bold" style:font-weight-complex="bold"/>
    </style:style>
    <style:style style:name="P30" style:family="paragraph" style:parent-style-name="Standard">
      <style:paragraph-properties fo:text-align="start" style:justify-single-word="false"/>
      <style:text-properties style:text-underline-style="none" officeooo:rsid="0019efb3" officeooo:paragraph-rsid="00369856"/>
    </style:style>
    <style:style style:name="P31" style:family="paragraph" style:parent-style-name="Standard">
      <style:paragraph-properties fo:text-align="start" style:justify-single-word="false"/>
      <style:text-properties style:text-underline-style="none" officeooo:rsid="001abc84" officeooo:paragraph-rsid="001abc84"/>
    </style:style>
    <style:style style:name="P32" style:family="paragraph" style:parent-style-name="Standard">
      <style:paragraph-properties fo:text-align="start" style:justify-single-word="false"/>
      <style:text-properties fo:font-size="12pt" style:text-underline-style="none" fo:font-weight="normal" officeooo:rsid="001b80dc" officeooo:paragraph-rsid="0007528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07528b" officeooo:paragraph-rsid="003577c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07528b" officeooo:paragraph-rsid="0007528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50a6" officeooo:paragraph-rsid="001d50a6"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normal" officeooo:rsid="001e292c" officeooo:paragraph-rsid="001e292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fa56b" officeooo:paragraph-rsid="001fa56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20849f" officeooo:paragraph-rsid="0020849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20b7f9" officeooo:paragraph-rsid="0020b7f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20b7f9" officeooo:paragraph-rsid="002167a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167ae" officeooo:paragraph-rsid="002167a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167ae" officeooo:paragraph-rsid="00254c4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232d9a" officeooo:paragraph-rsid="00232d9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bold" officeooo:rsid="00232d9a" officeooo:paragraph-rsid="00232d9a"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normal" officeooo:rsid="0033a8f8" officeooo:paragraph-rsid="0033a8f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33f520" officeooo:paragraph-rsid="0033f52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8pt" style:text-underline-style="none" fo:font-weight="normal" officeooo:rsid="002a8be6" officeooo:paragraph-rsid="002a8be6" style:font-size-asian="18pt" style:font-weight-asian="normal" style:font-size-complex="18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2b62cb" officeooo:paragraph-rsid="002a8be6"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b62cb" officeooo:paragraph-rsid="003577c7"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solid" style:text-underline-width="auto" style:text-underline-color="font-color" fo:font-weight="bold" officeooo:rsid="002bb13e" officeooo:paragraph-rsid="002bb13e"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normal" officeooo:rsid="002bb13e" officeooo:paragraph-rsid="002bb13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2cfaa4" officeooo:paragraph-rsid="002cfaa4"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2e92e0" officeooo:paragraph-rsid="002e92e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04e81" officeooo:paragraph-rsid="00304e81"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bold" officeooo:rsid="00304e81" officeooo:paragraph-rsid="00304e81"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none" fo:font-weight="normal" officeooo:rsid="0030d608" officeooo:paragraph-rsid="0030d608" style:font-size-asian="10.5pt" style:font-weight-asian="normal" style:font-size-complex="12pt" style:font-weight-complex="normal"/>
    </style:style>
    <style:style style:name="T1" style:family="text">
      <style:text-properties officeooo:rsid="0008ffed"/>
    </style:style>
    <style:style style:name="T2" style:family="text">
      <style:text-properties officeooo:rsid="000ac462"/>
    </style:style>
    <style:style style:name="T3" style:family="text">
      <style:text-properties officeooo:rsid="000c804c"/>
    </style:style>
    <style:style style:name="T4" style:family="text">
      <style:text-properties officeooo:rsid="00369856"/>
    </style:style>
    <style:style style:name="T5" style:family="text">
      <style:text-properties officeooo:rsid="0024c482"/>
    </style:style>
    <style:style style:name="T6" style:family="text">
      <style:text-properties officeooo:rsid="00254c48"/>
    </style:style>
    <style:style style:name="T7" style:family="text">
      <style:text-properties officeooo:rsid="0031f820"/>
    </style:style>
    <style:style style:name="T8" style:family="text">
      <style:text-properties officeooo:rsid="0012f77e"/>
    </style:style>
    <style:style style:name="T9" style:family="text">
      <style:text-properties officeooo:rsid="0013c119"/>
    </style:style>
    <style:style style:name="T10" style:family="text">
      <style:text-properties officeooo:rsid="001abc84"/>
    </style:style>
    <style:style style:name="T11" style:family="text">
      <style:text-properties officeooo:rsid="0015522c"/>
    </style:style>
    <style:style style:name="T12" style:family="text">
      <style:text-properties officeooo:rsid="0019e9d5"/>
    </style:style>
    <style:style style:name="T13" style:family="text">
      <style:text-properties officeooo:rsid="00232d9a"/>
    </style:style>
    <style:style style:name="T14" style:family="text">
      <style:text-properties officeooo:rsid="001cb9d8"/>
    </style:style>
    <style:style style:name="T15" style:family="text">
      <style:text-properties officeooo:rsid="001d50a6"/>
    </style:style>
    <style:style style:name="T16" style:family="text">
      <style:text-properties officeooo:rsid="001fa56b"/>
    </style:style>
    <style:style style:name="T17" style:family="text">
      <style:text-properties officeooo:rsid="0020849f"/>
    </style:style>
    <style:style style:name="T18" style:family="text">
      <style:text-properties officeooo:rsid="002167ae"/>
    </style:style>
    <style:style style:name="T19" style:family="text">
      <style:text-properties fo:font-size="12pt" style:font-size-asian="12pt" style:font-size-complex="12pt"/>
    </style:style>
    <style:style style:name="T20" style:family="text">
      <style:text-properties fo:font-size="12pt" officeooo:rsid="002b62cb" style:font-size-asian="12pt" style:font-size-complex="12pt"/>
    </style:style>
    <style:style style:name="T21" style:family="text">
      <style:text-properties officeooo:rsid="002bb13e"/>
    </style:style>
    <style:style style:name="T22" style:family="text">
      <style:text-properties officeooo:rsid="002cfaa4"/>
    </style:style>
    <style:style style:name="T23" style:family="text">
      <style:text-properties officeooo:rsid="002e92e0"/>
    </style:style>
    <style:style style:name="T24" style:family="text">
      <style:text-properties officeooo:rsid="00304e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1 README file</text:p>
      <text:p text:style-name="P1">Pawat Suntharanund</text:p>
      <text:p text:style-name="P1"/>
      <text:p text:style-name="P2">EchoClient/Server</text:p>
      <text:p text:style-name="P3"><text:tab/>In terms of design, the prompt of this warmup assignment was straight forward. We needed to build a client that would connect to a server that would in turn echo back the messages that were sent from the client. Some constraints were:</text:p>
      <text:p text:style-name="P3"><text:tab/>- Messages <text:span text:style-name="T1">to server nor the response will be longer than 15 bytes</text:span></text:p>
      <text:p text:style-name="P3"><text:tab/>- <text:span text:style-name="T1">Full message is sent or received in every send or recv call</text:span></text:p>
      <text:p text:style-name="P3"><text:tab/>- <text:span text:style-name="T1">Neither server or client should assume string response will be null-terminated</text:span></text:p>
      <text:p text:style-name="P3"><text:tab/>- <text:span text:style-name="T1">Only the output should be response from the server</text:span></text:p>
      <text:p text:style-name="P3"><text:tab/>- <text:span text:style-name="T1">Server should not terminate after sending first response</text:span></text:p>
      <text:p text:style-name="P3"><text:tab/>- <text:span text:style-name="T1">Should support both IPv4 and IPv6</text:span></text:p>
      <text:p text:style-name="P3"/>
      <text:p text:style-name="P4"><text:tab/><text:tab/><text:tab/>Client <text:s text:c="40"/>Server</text:p>
      <text:p text:style-name="P4"><text:tab/><text:tab/><text:tab/>|<text:tab/><text:tab/><text:tab/><text:tab/><text:tab/>|</text:p>
      <text:p text:style-name="P4"><text:tab/><text:tab/><text:tab/>|------------TCP connection ----------&gt;|</text:p>
      <text:p text:style-name="P4"><text:tab/><text:tab/><text:tab/>|<text:tab/><text:tab/><text:tab/><text:tab/><text:tab/>|</text:p>
      <text:p text:style-name="P4"><text:tab/><text:tab/><text:tab/>|---------Send up to 15 bytes---------&gt;|</text:p>
      <text:p text:style-name="P4"><text:tab/><text:tab/><text:tab/>|<text:tab/><text:tab/><text:tab/><text:tab/><text:tab/>|</text:p>
      <text:p text:style-name="P4"><text:tab/><text:tab/><text:tab/>|&lt;------------Echo back-----------------|</text:p>
      <text:p text:style-name="P4"><text:tab/><text:tab/><text:tab/>|<text:tab/><text:tab/><text:tab/><text:tab/><text:tab/>|</text:p>
      <text:p text:style-name="P4"><text:tab/><text:tab/><text:tab/>|------------------close-------------------|</text:p>
      <text:p text:style-name="P4"/>
      <text:p text:style-name="P5"><text:span text:style-name="T2">The main </text:span><text:span text:style-name="T1">trade-off I needed to deal with was whether to use &lt;netinet/in.h&gt; </text:span><text:span text:style-name="T2">+ &lt;arpa/inet.h&gt; </text:span><text:span text:style-name="T1">librar</text:span><text:span text:style-name="T2">ies</text:span><text:span text:style-name="T1"> or &lt;netdb.h&gt; in order to deal with how to establish the connection between the client and the server. Being that the prompt asked for them to be able to support both IPv4 and IPv6, I felt that it was more convenient to use &lt;netdb.h&gt; as I can </text:span><text:span text:style-name="T3">iteratively search the addresses in</text:span><text:span text:style-name="T2"> a shorter, more concise way syntactically that the client and server are using as opposed to having to set it up manually with sockaddr_in and sockaddr_in6.</text:span></text:p>
      <text:p text:style-name="P3"/>
      <text:p text:style-name="P6">EchoClient <text:span text:style-name="T4">flow</text:span>:</text:p>
      <text:p text:style-name="P7">1) <text:span text:style-name="T5">Include headers, define constants/macros and declare option structures</text:span></text:p>
      <text:p text:style-name="P7">2) <text:span text:style-name="T5">Enter main()</text:span></text:p>
      <text:p text:style-name="P8">3) <text:span text:style-name="T5">Parse command-line options and do actions based on arguments</text:span></text:p>
      <text:p text:style-name="P8">4) <text:span text:style-name="T5">Resolve socket addresses through getaddrinfo()</text:span></text:p>
      <text:p text:style-name="P7">5) <text:span text:style-name="T5">Iterate returned addresses, creating </text:span><text:span text:style-name="T6">search </text:span><text:span text:style-name="T5">sock</text:span><text:span text:style-name="T6">et</text:span><text:span text:style-name="T5"> and perform TCP handshake</text:span></text:p>
      <text:p text:style-name="P7">6) <text:span text:style-name="T5">Once final ACK received </text:span><text:span text:style-name="T6">(connection established)</text:span><text:span text:style-name="T5">, send message to server</text:span></text:p>
      <text:p text:style-name="P9">7) <text:span text:style-name="T5">Receive echo from server</text:span></text:p>
      <text:p text:style-name="P9">8) <text:span text:style-name="T5">Print echo from server</text:span></text:p>
      <text:p text:style-name="P10">9) <text:span text:style-name="T5">Close socket, free address list and exit</text:span></text:p>
      <text:p text:style-name="P9"/>
      <text:p text:style-name="P9"/>
      <text:p text:style-name="P9"/>
      <text:p text:style-name="P9"/>
      <text:p text:style-name="P9"/>
      <text:p text:style-name="P9"/>
      <text:p text:style-name="P9"/>
      <text:p text:style-name="P11"><text:soft-page-break/>EchoServer flow:</text:p>
      <text:p text:style-name="P9">Same as EchoClient for steps 1-<text:span text:style-name="T5">4</text:span></text:p>
      <text:p text:style-name="P12"><text:span text:style-name="T5">5</text:span>) S<text:span text:style-name="T5">et up listening </text:span><text:span text:style-name="T6">socket </text:span><text:span text:style-name="T5">for inbound connections</text:span></text:p>
      <text:p text:style-name="P10"><text:span text:style-name="T6">6</text:span>) <text:span text:style-name="T5">Accept connection to client </text:span><text:span text:style-name="T6">socket (TCP handshake occurs here)</text:span></text:p>
      <text:p text:style-name="P9"><text:span text:style-name="T6">7</text:span>) <text:span text:style-name="T5">Once connected, recv() message data from client and send the same back</text:span></text:p>
      <text:p text:style-name="P13"><text:span text:style-name="T6">8</text:span>) <text:span text:style-name="T6">Close socket to client, and go back to accepting status for new clients</text:span></text:p>
      <text:p text:style-name="P9"><text:span text:style-name="T6">9</text:span>) <text:span text:style-name="T6">On shutdown, close the listening socket and free the address list</text:span></text:p>
      <text:p text:style-name="P9"/>
      <text:p text:style-name="P11">TESTS done:</text:p>
      <text:p text:style-name="P14">Verify that -h works</text:p>
      <text:p text:style-name="P14"><text:tab/>- Do ./echoserver -h and ./echoserver -h and see if it returns 0</text:p>
      <text:p text:style-name="P14"/>
      <text:p text:style-name="P15">General argument validation tests</text:p>
      <text:p text:style-name="P15"><text:tab/>- Do the same for the other options -p -s -m</text:p>
      <text:p text:style-name="P15"/>
      <text:p text:style-name="P15">Partial read/write on message sizes</text:p>
      <text:p text:style-name="P15"><text:tab/>- For -m, write a message that’s longer than the buffer(16 bytes)</text:p>
      <text:p text:style-name="P15"/>
      <text:p text:style-name="P9"/>
      <text:p text:style-name="P16">References:</text:p>
      <text:p text:style-name="P17">Since I was not familiar with how to use getaddrinfo in order to account for both IPv4 and IPv6, I used the following reference to help me get through the syntax and what exactly I needed in order to use it properly:</text:p>
      <text:p text:style-name="P9"><text:a xlink:type="simple" xlink:href="https://man7.org/linux/man-pages/man3/getaddrinfo.3.html" text:style-name="Internet_20_link" text:visited-style-name="Visited_20_Internet_20_Link">https://man7.org/linux/man-pages/man3/getaddrinfo.3.html</text:a></text:p>
      <text:p text:style-name="P9"/>
      <text:p text:style-name="P9"/>
      <text:p text:style-name="P9"/>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ransferFileClient/Server</text:p>
      <text:p text:style-name="P18"><text:tab/>For the design of this program, it should need to include almost everything that the EchoClient/Server has, with the exception of instead of echoing what the client wrote, it will instead have the client connect to the server with no messages being sent and only saving the received data to a file. We need to make sure that the server program does not terminate after the transfer with the client. The assignment also asked for the server to close the socket after it has completed transmitting the data to the client. <text:span text:style-name="T7">An additional trait added was that it would be able to reuse the same port if it’s been restarted.</text:span></text:p>
      <text:p text:style-name="P19"><text:tab/><text:tab/><text:tab/>Client <text:s text:c="43"/>Server</text:p>
      <text:p text:style-name="P19"><text:s text:c="2"/><text:tab/><text:tab/><text:tab/>| <text:s text:c="48"/><text:tab/><text:tab/>|</text:p>
      <text:p text:style-name="P20"><text:s text:c="2"/><text:tab/><text:tab/><text:tab/>|------------- TCP connect ---------------------&gt;|</text:p>
      <text:p text:style-name="P19"><text:s text:c="2"/><text:tab/><text:tab/><text:tab/>| <text:s text:c="48"/><text:tab/><text:tab/>|</text:p>
      <text:p text:style-name="P20"><text:s text:c="2"/><text:tab/><text:tab/><text:tab/>|&lt;---------------raw bytes of file----------------| <text:s/></text:p>
      <text:p text:style-name="P20"><text:s text:c="2"/><text:tab/><text:tab/><text:tab/>|&lt;--------------raw bytes of file-----------------|</text:p>
      <text:p text:style-name="P20"><text:s/><text:tab/><text:tab/><text:tab/> |&lt;----------------until EOF ---------------------|</text:p>
      <text:p text:style-name="P19"><text:s/><text:tab/><text:tab/><text:tab/> | <text:s text:c="48"/><text:tab/><text:tab/>|<text:tab/><text:tab/></text:p>
      <text:p text:style-name="P20"><text:s/><text:tab/><text:tab/><text:tab/> |&lt;---- FIN (or shutdown SHUT_WR) -------|</text:p>
      <text:p text:style-name="P19"><text:s text:c="2"/><text:tab/><text:tab/><text:tab/>| <text:s text:c="48"/><text:tab/><text:tab/>|</text:p>
      <text:p text:style-name="P19"><text:tab/><text:tab/><text:tab/><text:tab/>Client recv() returns 0 -&gt; done<text:tab/></text:p>
      <text:p text:style-name="P19"><text:tab/></text:p>
      <text:p text:style-name="P21"><text:span text:style-name="T8"><text:tab/>One of the things I considered when writing my program was whether to open the file in either only “r” mode, or “rb” mode. Since our </text:span><text:span text:style-name="T9">grad</text:span><text:span text:style-name="T8">ing environment for the class is in </text:span><text:span text:style-name="T9">Ubuntu 22.04, then the file being read in either “r” or “rb” mode will effectively be the same. However for Windows systems </text:span><text:span text:style-name="T10">or operating systems that use more than one character to represent newlines, </text:span><text:span text:style-name="T9">there’s a difference between the two modes as “r” treats it as being in text mode. With that being said, as I wanted it to be able to be run on more types of operating systems I chose to go with “rb” mode.</text:span></text:p>
      <text:p text:style-name="P18"><text:tab/></text:p>
      <text:p text:style-name="P22">TransferFileClient flow:</text:p>
      <text:p text:style-name="P23">Same as EchoClient for steps 1-<text:span text:style-name="T6">5</text:span></text:p>
      <text:p text:style-name="P10"><text:span text:style-name="T6">6</text:span>) <text:span text:style-name="T11">Create a lane for inbound files to come in</text:span></text:p>
      <text:p text:style-name="P24">7) Receive the bytes from server, continue until no more bytes</text:p>
      <text:p text:style-name="P24">8) Close file and searching socket</text:p>
      <text:p text:style-name="P25"/>
      <text:p text:style-name="P26">TransferFileServer flow:</text:p>
      <text:p text:style-name="P23">Same as Echo<text:span text:style-name="T12">Server</text:span> for steps 1-<text:span text:style-name="T6">6</text:span></text:p>
      <text:p text:style-name="P27">12) Open up an outbound file</text:p>
      <text:p text:style-name="P27">13) <text:span text:style-name="T6">Read the file in chunks, and send the chunks until done</text:span></text:p>
      <text:p text:style-name="P27">14) Close the file and connection to the client</text:p>
      <text:p text:style-name="P27">15) Continue searching for new clients</text:p>
      <text:p text:style-name="P27"/>
      <text:p text:style-name="P28"/>
      <text:p text:style-name="P28"/>
      <text:p text:style-name="P28"/>
      <text:p text:style-name="P28"/>
      <text:p text:style-name="P28"/>
      <text:p text:style-name="P28"/>
      <text:p text:style-name="P28"/>
      <text:p text:style-name="P28"/>
      <text:p text:style-name="P28"><text:soft-page-break/>TEST<text:span text:style-name="T13">S</text:span> done:</text:p>
      <text:p text:style-name="P15">Basic transfer completes</text:p>
      <text:p text:style-name="P15"><text:tab/>- make a file for the server to use</text:p>
      <text:p text:style-name="P15"><text:tab/>- have the client make an output.txt to emulate the transfer completed</text:p>
      <text:p text:style-name="P15"><text:tab/>- verify server file is identical to output.txt</text:p>
      <text:p text:style-name="P15"/>
      <text:p text:style-name="P15">Restart the server and start again on same port:</text:p>
      <text:p text:style-name="P15"><text:tab/>- CTRL+C when server is running, then restart it again on the same port</text:p>
      <text:p text:style-name="P15"><text:tab/>- if you don’t get a message where address is already in use, then it is working as intended</text:p>
      <text:p text:style-name="P15"/>
      <text:p text:style-name="P29">References:</text:p>
      <text:p text:style-name="P30">As I have not used S_IRUSR | S_IWUSR I needed to use the following reference to be able to correctly parse through the file.</text:p>
      <text:p text:style-name="P27"><text:a xlink:type="simple" xlink:href="https://man7.org/linux/man-pages/man3/fopen.3.html" text:style-name="Internet_20_link" text:visited-style-name="Visited_20_Internet_20_Link">https://man7.org/linux/man-pages/man3/fopen.3.html</text:a></text:p>
      <text:p text:style-name="P31">To understand the difference between “r” and “rb” better, I used the following stack overflow post:</text:p>
      <text:p text:style-name="P31"><text:a xlink:type="simple" xlink:href="https://stackoverflow.com/questions/2174889/whats-the-differences-between-r-and-rb-in-fopen" text:style-name="Internet_20_link" text:visited-style-name="Visited_20_Internet_20_Link">https://stackoverflow.com/questions/2174889/whats-the-differences-between-r-and-rb-in-fopen</text:a></text:p>
      <text:p text:style-name="P31"/>
      <text:p text:style-name="P27">I reused the code to setup the socket connections to account for IPv4 and IPv6 addresses from my EchoClient/Server program as <text:span text:style-name="T13">it is less syntax than having to setup both.</text:span></text:p>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FClient/Server</text:p>
      <text:p text:style-name="P32"><text:tab/>For the GetFile implementation, we had a client and a server already created and needed to fill in the different functions that they needed in order to be able to communicate with one another, pass various checks, and then finally transfer a file from the server to the client. From the assignment’s requirements, there is a strict check that the server and client must pass in terms of what is located within the header of the request in order for it to be processed successfully.</text:p>
      <text:p text:style-name="P33"><text:tab/><text:tab/>Client (gfclient) <text:s text:c="40"/>Server (gfserver)</text:p>
      <text:p text:style-name="P33"><text:s text:c="5"/><text:tab/><text:tab/><text:tab/>| <text:s text:c="57"/><text:tab/><text:tab/><text:tab/>|</text:p>
      <text:p text:style-name="P33"><text:s text:c="5"/><text:tab/><text:tab/><text:tab/>|----------------- TCP connect -------------------------&gt; |</text:p>
      <text:p text:style-name="P33"><text:s text:c="5"/><text:tab/><text:tab/><text:tab/>| <text:s text:c="57"/><text:tab/><text:tab/><text:tab/>|</text:p>
      <text:p text:style-name="P33"><text:s text:c="5"/><text:tab/><text:tab/><text:tab/>|------ "GETFILE GET /some/path\r\n\r\n" --------&gt; |</text:p>
      <text:p text:style-name="P33"><text:s text:c="4"/><text:tab/><text:tab/><text:tab/>| <text:s text:c="57"/><text:tab/><text:tab/><text:tab/>|</text:p>
      <text:p text:style-name="P33"><text:s text:c="3"/><text:tab/><text:tab/><text:tab/>|&lt;-------- "GETFILE OK LEN\r\n\r\n" --------------- |</text:p>
      <text:p text:style-name="P33"><text:s text:c="5"/><text:tab/><text:tab/><text:tab/>|&lt;-------------LEN bytes of file body ------------------|</text:p>
      <text:p text:style-name="P33"><text:s text:c="5"/><text:tab/><text:tab/><text:tab/>| <text:s text:c="57"/><text:tab/><text:tab/><text:tab/>|</text:p>
      <text:p text:style-name="P33"><text:s text:c="4"/><text:tab/><text:tab/><text:tab/>|---------------------- close -----------------------------&gt; |<text:tab/></text:p>
      <text:p text:style-name="P34"><text:span text:style-name="T14"><text:tab/>Going through this assignment, one of the choices I made was to include a check for any bytes that may have been read during the process where the header is being checked </text:span><text:span text:style-name="T15">as we are using TCP to connect the client and the server. Since TCP is a byte stream and not a message protocol, we could potentially lose file data when the program goes through each recv() as there is a chance to read more than just the header. In those cases, after the header is checked anything that is also brought in from the recv() that’s not part of the header will get omitted, this can result in lost data.</text:span></text:p>
      <text:p text:style-name="P34"/>
      <text:p text:style-name="P35">GFClient flow:</text:p>
      <text:p text:style-name="P36">1) Create the <text:span text:style-name="T6">client request object and store the configuration</text:span></text:p>
      <text:p text:style-name="P36">2) <text:span text:style-name="T16">Setup socket connection for the request </text:span><text:span text:style-name="T6">(TCP handshake occurs here)</text:span></text:p>
      <text:p text:style-name="P37">3) Send initial request for the header</text:p>
      <text:p text:style-name="P37">4) Receive the header until \r\n\r\n per the assignment’s instructions</text:p>
      <text:p text:style-name="P37">5) Parse through what we need from the header and do status checks, keeping anything extra that may have been received</text:p>
      <text:p text:style-name="P37">6) <text:span text:style-name="T17">Go through anything extra that was included in the initial recv() for the header after the \r\n\r\n and keep it</text:span></text:p>
      <text:p text:style-name="P37">7) <text:span text:style-name="T17">Add the rest of the body to what was kept after processing the header</text:span></text:p>
      <text:p text:style-name="P38">8) Close the connection with the server</text:p>
      <text:p text:style-name="P38"/>
      <text:p text:style-name="P35">GFServer flow:</text:p>
      <text:p text:style-name="P39">1) Create the <text:span text:style-name="T6">server object and store the configuration</text:span></text:p>
      <text:p text:style-name="P39">2) Setup listening socket connection for the server</text:p>
      <text:p text:style-name="P39">3) <text:span text:style-name="T18">S</text:span>tart up a socket that will listen for a client’s request <text:span text:style-name="T6">(TCP handshake occurs here)</text:span></text:p>
      <text:p text:style-name="P40">4) <text:span text:style-name="T6">Read request header until \r\n\r\n and parse/validate header</text:span></text:p>
      <text:p text:style-name="P41">5) <text:span text:style-name="T6">Call handler to deal with sending header and body</text:span></text:p>
      <text:p text:style-name="P42">6) Close the connection with the client</text:p>
      <text:p text:style-name="P41"/>
      <text:p text:style-name="P43"/>
      <text:p text:style-name="P43"/>
      <text:p text:style-name="P43"/>
      <text:p text:style-name="P43"/>
      <text:p text:style-name="P43"/>
      <text:p text:style-name="P44"><text:soft-page-break/>TESTS done:</text:p>
      <text:p text:style-name="P45">FILE_NOT_FOUND</text:p>
      <text:p text:style-name="P45"><text:tab/>- Test if a response of FILE_NOT_FOUND either does not sent a file or sends an empty file</text:p>
      <text:p text:style-name="P45"/>
      <text:p text:style-name="P45">INVALID to malformed request header response from Server</text:p>
      <text:p text:style-name="P45"><text:tab/>- If the request header is bad, then the response from the server should be INVALID</text:p>
      <text:p text:style-name="P45"/>
      <text:p text:style-name="P46">Files of various sizes</text:p>
      <text:p text:style-name="P46"><text:tab/>- make several files of various sizes for the server in content.txt then have gfclient ask for each one and verify it works</text:p>
      <text:p text:style-name="P46"/>
      <text:p text:style-name="P44">References:</text:p>
      <text:p text:style-name="P43">I reused socket setup code again to account for IPv4 and IPv6 as it is shorter to set it up with getaddrinfo() than setting up both and checking which address to conform to for that client.</text:p>
      <text:p text:style-name="P4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ulti-threaded GFClient/Server</text:p>
      <text:p text:style-name="P47"><text:span text:style-name="T19"><text:tab/>Lastly, for the multithreaded implementation, we had a client and server with their functions already created and needed to design a handler program that would be able to handle the multi-threaded work for the server side. We would also implement the multi-threaded design within the main client program. The extra threads(workers) needing to be created are given through a command line argument. The handler will then enqueue the requests that are received from the client side, making sure to remove the ownership of the job from the handler to the job when it enters the queue so that the job can pick it up and process it. The clients will be requesting for files in a repository that is held in a single file, </text:span><text:span text:style-name="T20">meaning that there will be multiple threads looking to read the same file, which is important to know for a thread safe implementation. After the workers have finished reading the file, they should close their individual connections and not the main connection to the file. Once all of the jobs are done and there are no more jobs in the queue, the program will shut down and clean up the threads.</text:span></text:p>
      <text:p text:style-name="P48"/>
      <text:p text:style-name="P49"><text:tab/>Client app (gfclient_download) <text:s text:c="23"/>Server app (gfserver_main + gfserver + handler.c)</text:p>
      <text:p text:style-name="P49"><text:s text:c="8"/><text:tab/><text:tab/>| <text:s text:c="62"/><text:tab/><text:tab/>|</text:p>
      <text:p text:style-name="P49"><text:s text:c="8"/><text:tab/><text:tab/>| <text:s/>(client thread picks a path from workload) <text:s text:c="11"/>|</text:p>
      <text:p text:style-name="P49"><text:s text:c="8"/><text:tab/><text:tab/>| <text:s/>create request + set writecb(file) <text:s text:c="27"/>|</text:p>
      <text:p text:style-name="P49"><text:s text:c="8"/><text:tab/><text:tab/>| <text:s text:c="62"/><text:tab/><text:tab/>|</text:p>
      <text:p text:style-name="P49"><text:s text:c="5"/><text:tab/><text:tab/>|-------------------- TCP connect ----------------------&gt; |</text:p>
      <text:p text:style-name="P49"><text:s text:c="7"/><text:tab/><text:tab/>| <text:s text:c="62"/><text:tab/><text:tab/>|</text:p>
      <text:p text:style-name="P49"><text:s text:c="6"/><text:tab/><text:tab/>|---- "GETFILE GET /path\r\n\r\n" -----------------&gt; | <text:s/>(gfserver_serve reads request)</text:p>
      <text:p text:style-name="P49"><text:s text:c="8"/><text:tab/><text:tab/>| <text:s text:c="62"/><text:tab/><text:tab/>| <text:s text:c="2"/>- parse/validate request line</text:p>
      <text:p text:style-name="P49"><text:s text:c="8"/><text:tab/><text:tab/>| <text:s text:c="62"/><text:tab/><text:tab/>| <text:s text:c="2"/>- calls gfs_handler(ctx,path,arg)</text:p>
      <text:p text:style-name="P49"><text:s text:c="7"/><text:tab/><text:tab/>| <text:s text:c="62"/><text:tab/><text:tab/>|</text:p>
      <text:p text:style-name="P49"><text:s text:c="8"/><text:tab/><text:tab/>| <text:s text:c="62"/><text:tab/><text:tab/>| <text:s/>(HANDLER PRODUCER STEP)</text:p>
      <text:p text:style-name="P49"><text:s text:c="8"/><text:tab/><text:tab/>| <text:s text:c="62"/><text:tab/><text:tab/>|- enqueue job{ ctx, strdup(path) } -|</text:p>
      <text:p text:style-name="P49"><text:s text:c="7"/><text:tab/><text:tab/>| <text:s text:c="62"/><text:tab/><text:tab/>| <text:s text:c="5"/>signal/broadcast queue_cv <text:s text:c="7"/>|</text:p>
      <text:p text:style-name="P49"><text:s text:c="8"/><text:tab/><text:tab/>| <text:s text:c="61"/><text:tab/><text:tab/>|</text:p>
      <text:p text:style-name="P49"><text:s text:c="8"/><text:tab/><text:tab/>| <text:s text:c="62"/><text:tab/><text:tab/>| <text:s/>(WORKER CONSUMER STEP)</text:p>
      <text:p text:style-name="P49"><text:s text:c="8"/><text:tab/><text:tab/>| <text:s text:c="62"/><text:tab/><text:tab/>|&lt;- worker pops job from queue ---|</text:p>
      <text:p text:style-name="P49"><text:s text:c="8"/><text:tab/><text:tab/>| <text:s text:c="62"/><text:tab/><text:tab/>| <text:s text:c="3"/>content_get(path) / open file</text:p>
      <text:p text:style-name="P49"><text:s text:c="8"/><text:tab/><text:tab/>| <text:s text:c="62"/><text:tab/><text:tab/>| <text:s text:c="3"/>fstat -&gt; fileLen</text:p>
      <text:p text:style-name="P49"><text:s text:c="8"/><text:tab/><text:tab/>| <text:s text:c="62"/><text:tab/><text:tab/>|</text:p>
      <text:p text:style-name="P49"><text:s text:c="8"/><text:tab/><text:tab/>|&lt;--- "GETFILE OK &lt;LEN&gt;\r\n\r\n" -----------------| <text:s/>(worker calls gfs_sendheader)</text:p>
      <text:p text:style-name="P49"><text:s text:c="8"/><text:tab/><text:tab/>|&lt;--- &lt;LEN bytes of file body&gt; ------------------------| <text:s/>(worker loops<text:span text:style-name="T4">)</text:span></text:p>
      <text:p text:style-name="P49"><text:s text:c="8"/><text:tab/><text:tab/>| <text:s text:c="62"/><text:tab/><text:tab/>|</text:p>
      <text:p text:style-name="P49"><text:s text:c="8"/><text:tab/><text:tab/>| <text:s/>(client gfc_perform parses header, then streams body)|</text:p>
      <text:p text:style-name="P49"><text:s text:c="8"/><text:tab/><text:tab/>| <text:s/>writecb(...) writes chunks to output file <text:s text:c="16"/>|</text:p>
      <text:p text:style-name="P49"><text:s text:c="8"/><text:tab/><text:tab/>| <text:s text:c="62"/><text:tab/><text:tab/>|</text:p>
      <text:p text:style-name="P49"><text:s text:c="8"/><text:tab/><text:tab/>|------------------------ close ---------------------------&gt; | <text:s/>(client closes socket)</text:p>
      <text:p text:style-name="P49"><text:s text:c="8"/><text:tab/><text:tab/>| <text:s text:c="62"/><text:tab/><text:tab/>| <text:s/>(worker finishes, frees job, returns <text:tab/><text:tab/><text:tab/><text:tab/><text:tab/><text:tab/><text:tab/><text:tab/><text:tab/><text:tab/><text:tab/><text:tab/>to pool)</text:p>
      <text:p text:style-name="P49"><text:tab/>The main choice I ended up making after a classmate had suggested was to use pread() over read(). Initially when I was writing my program I kept running into an issue where the sizes of the files that were downloaded did not match up to the sizes of the file that is supposed to be downloaded. With that, after having posted in Piazza my issues with the program I was suggested to try pread(). As I have never used pread() before, I went into the documentation for it to understand what it requires and what <text:soft-page-break/>exactly it does. <text:span text:style-name="T21">Essentially, pread() lets someone read from a specific offset, which is what I needed as I am using a single file descriptor and having multiple threads reading from it.</text:span></text:p>
      <text:p text:style-name="P34"/>
      <text:p text:style-name="P50">MTGFClient flow:</text:p>
      <text:p text:style-name="P51">1) Define all of the functions and <text:span text:style-name="T22">static variables</text:span> required for the program</text:p>
      <text:p text:style-name="P51">2) Enter the main() function</text:p>
      <text:p text:style-name="P51">3) Check the command line arguments <text:span text:style-name="T22">so that they are in line with what is required to start the client</text:span></text:p>
      <text:p text:style-name="P52">4) Start the client</text:p>
      <text:p text:style-name="P52">5) Create workers you will be using based on the arguments given</text:p>
      <text:p text:style-name="P52">6) Create the queue that your workers will be grabbing job requests to send to the server</text:p>
      <text:p text:style-name="P52">7) Workers pick up the job and create the request to the server</text:p>
      <text:p text:style-name="P52">8) Once the request has completed, we cleanup the worker thread</text:p>
      <text:p text:style-name="P52">9) After all the workers have completed their tasks and there are no more tasks left, we clean up the queue and exit the program</text:p>
      <text:p text:style-name="P51"/>
      <text:p text:style-name="P50">MTGFServer flow:</text:p>
      <text:p text:style-name="P52">1) Define the functions and static variables required for the program</text:p>
      <text:p text:style-name="P52">2) Enter the main() function</text:p>
      <text:p text:style-name="P52">3) Check command line arguments so that they are in lin<text:span text:style-name="T23">e</text:span> with what is required to start the server</text:p>
      <text:p text:style-name="P52">4) <text:span text:style-name="T23">Open up the file that will act as the repository that all the server workers will use to get the file to give to the client</text:span></text:p>
      <text:p text:style-name="P53">5) Create the workers, server and the worker queue</text:p>
      <text:p text:style-name="P53">6) Start the server, workers are in idle</text:p>
      <text:p text:style-name="P53">7) Client workers will begin connecting to the server and the server will receive the requests</text:p>
      <text:p text:style-name="P53">8) Handler begins enqueueing job requests from the client</text:p>
      <text:p text:style-name="P53"><text:span text:style-name="T24">9</text:span>) As each worker will be using the same file descriptor to grab a file from the repository in step 4, they will need their own personal descriptor that they will use to begin sending the file contents over to the client</text:p>
      <text:p text:style-name="P54">10) Once the server worker threads have completed sending the files to their respective connections, they will close the connection with the client, pick up any new jobs(if any) and continue processing</text:p>
      <text:p text:style-name="P54">11) Once all of the workers have completed their tasks and there are no more jobs in the queue, we clean up the threads and exit the program</text:p>
      <text:p text:style-name="P54"><tex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oft-page-break/>Tests done:</text:p>
      <text:p text:style-name="P56">Error handling (Server returns 404)</text:p>
      <text:p text:style-name="P56"><text:tab/>- In workload, put invalid paths that are not in content map</text:p>
      <text:p text:style-name="P56"><text:tab/>- Confirm client deletes local files for non-OK statuses</text:p>
      <text:p text:style-name="P56"/>
      <text:p text:style-name="P56">Same workload twice</text:p>
      <text:p text:style-name="P56"><text:tab/>- Run with the same parameters twice</text:p>
      <text:p text:style-name="P56"><text:tab/>- They should have the same output hashes</text:p>
      <text:p text:style-name="P56"/>
      <text:p text:style-name="P56">Server starts listening for connections only after init_threads invoked</text:p>
      <text:p text:style-name="P56"><text:tab/>- Do printf(“Workers ready\n”); after I have created all the workers</text:p>
      <text:p text:style-name="P56"><text:tab/>- Before gfserver_serve(), do (“Ready to server\n”);</text:p>
      <text:p text:style-name="P56"><text:tab/>- Then I run the server, and in another terminal I run “nc -vz 127.0.0.1 56726”, nc should succeed after serve begins</text:p>
      <text:p text:style-name="P56"/>
      <text:p text:style-name="P56">404(Missing file)</text:p>
      <text:p text:style-name="P56"><text:tab/>- Do this by requesting a path that’s not contained within the content map</text:p>
      <text:p text:style-name="P56"><text:tab/>- Expect 0 body bytes</text:p>
      <text:p text:style-name="P54"/>
      <text:p text:style-name="P55">References:</text:p>
      <text:p text:style-name="P54">As I was unfamiliar with how to get the file’s length, I looked online and found that I needed to use a stat struct and call fstat on that struct in order to get various types of information from that struct, in this case the st.size. I used the following reference in order to understand how to find the size of the file:</text:p>
      <text:p text:style-name="P34"><text:a xlink:type="simple" xlink:href="https://man7.org/linux/man-pages/man3/fstat.3p.html" text:style-name="Internet_20_link" text:visited-style-name="Visited_20_Internet_20_Link">https://man7.org/linux/man-pages/man3/fstat.3p.html</text:a></text:p>
      <text:p text:style-name="P34"><text:a xlink:type="simple" xlink:href="https://man7.org/linux/man-pages/man3/stat.3type.html" text:style-name="Internet_20_link" text:visited-style-name="Visited_20_Internet_20_Link">https://man7.org/linux/man-pages/man3/stat.3type.html</text:a></text:p>
      <text:p text:style-name="P34"/>
      <text:p text:style-name="P34"/>
      <text:p text:style-name="P54">After being suggested to try pread(), I had never used it before as well so I needed to look up documentation on what it needs and how it works. With that these are the references I used to learn more about this:</text:p>
      <text:p text:style-name="P54"><text:a xlink:type="simple" xlink:href="https://man7.org/linux/man-pages/man2/pread.2.html" text:style-name="Internet_20_link" text:visited-style-name="Visited_20_Internet_20_Link">https://man7.org/linux/man-pages/man2/pread.2.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5T23:14:37.806293000</meta:creation-date>
    <dc:date>2026-02-15T14:12:43.113046000</dc:date>
    <meta:editing-duration>PT1H3M30S</meta:editing-duration>
    <meta:editing-cycles>8</meta:editing-cycles>
    <meta:generator>LibreOffice/25.8.4.2$MacOSX_AARCH64 LibreOffice_project/290daaa01b999472f0c7a3890eb6a550fd74c6df</meta:generator>
    <meta:document-statistic meta:table-count="0" meta:image-count="0" meta:object-count="0" meta:page-count="9" meta:paragraph-count="200" meta:word-count="2515" meta:character-count="16929" meta:non-whitespace-character-count="12332"/>
  </office:meta>
</office:document-meta>
</file>